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5">
      <style:paragraph-properties>
        <style:tab-stops>
          <style:tab-stop style:position="6.9252in"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paragraph-properties fo:break-before="page"/>
    </style:style>
    <style:style style:name="P4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6" style:family="paragraph" style:parent-style-name="Footer">
      <style:paragraph-properties>
        <style:tab-stops>
          <style:tab-stop style:position="3in" style:type="center"/>
          <style:tab-stop style:position="6.5in" style:type="right"/>
        </style:tab-stops>
      </style:paragraph-properties>
    </style:style>
    <style:style style:name="P47" style:family="paragraph" style:parent-style-name="Heading_20_1" style:master-page-name="First_20_Page">
      <style:paragraph-properties style:page-number="auto"/>
    </style:style>
    <style:style style:name="P48" style:family="paragraph">
      <style:paragraph-properties style:writing-mode="lr-tb"/>
    </style:style>
    <style:style style:name="P4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fo:language="en" fo:country="US"/>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fo:background-color="#99ccff"/>
    </style:style>
    <style:style style:name="T16" style:family="text">
      <style:text-properties fo:background-color="#eb613d"/>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02522688" text:id="ct402522688">
          <text:insertion>
            <office:change-info>
              <dc:creator>Bob Jacobsen</dc:creator>
              <dc:date>2012-05-27T00:28:00</dc:date>
            </office:change-info>
          </text:insertion>
        </text:changed-region>
        <text:changed-region xml:id="ct402522304" text:id="ct402522304">
          <text:insertion>
            <office:change-info>
              <dc:creator>Bob Jacobsen</dc:creator>
              <dc:date>2012-05-27T00:29:00</dc:date>
            </office:change-info>
          </text:insertion>
        </text:changed-region>
        <text:changed-region xml:id="ct75731760" text:id="ct75731760">
          <text:insertion>
            <office:change-info>
              <dc:creator>Bob Jacobsen</dc:creator>
              <dc:date>2012-05-28T12:59:00</dc:date>
            </office:change-info>
          </text:insertion>
        </text:changed-region>
        <text:changed-region xml:id="ct75731536" text:id="ct75731536">
          <text:insertion>
            <office:change-info>
              <dc:creator>Bob Jacobsen</dc:creator>
              <dc:date>2012-05-28T13:00:00</dc:date>
            </office:change-info>
          </text:insertion>
        </text:changed-region>
        <text:changed-region xml:id="ct371036672" text:id="ct371036672">
          <text:insertion>
            <office:change-info>
              <dc:creator>Bob Jacobsen</dc:creator>
              <dc:date>2010-10-08T18:32:00</dc:date>
            </office:change-info>
          </text:insertion>
        </text:changed-region>
        <text:changed-region xml:id="ct877799840" text:id="ct877799840">
          <text:deletion>
            <office:change-info>
              <dc:creator>Bob Jacobsen</dc:creator>
              <dc:date>2012-05-26T23:02:00</dc:date>
            </office:change-info>
            <text:p text:style-name="Table_20_Heading"/>
            <text:p text:style-name="Table_20_Heading"/>
          </text:deletion>
        </text:changed-region>
        <text:changed-region xml:id="ct316557616" text:id="ct316557616">
          <text:insertion>
            <office:change-info>
              <dc:creator>Bob Jacobsen</dc:creator>
              <dc:date>2010-10-08T18:32:00</dc:date>
            </office:change-info>
          </text:insertion>
        </text:changed-region>
        <text:changed-region xml:id="ct305055152" text:id="ct305055152">
          <text:insertion>
            <office:change-info>
              <dc:creator>Bob Jacobsen</dc:creator>
              <dc:date>2010-10-08T18:32:00</dc:date>
            </office:change-info>
          </text:insertion>
        </text:changed-region>
        <text:changed-region xml:id="ct305055312" text:id="ct305055312">
          <text:insertion>
            <office:change-info>
              <dc:creator>Bob Jacobsen</dc:creator>
              <dc:date>2010-10-08T18:32:00</dc:date>
            </office:change-info>
          </text:insertion>
        </text:changed-region>
        <text:changed-region xml:id="ct305055520" text:id="ct305055520">
          <text:insertion>
            <office:change-info>
              <dc:creator>Bob Jacobsen</dc:creator>
              <dc:date>2012-05-26T23:37:00</dc:date>
            </office:change-info>
          </text:insertion>
        </text:changed-region>
        <text:changed-region xml:id="ct305055648" text:id="ct305055648">
          <text:insertion>
            <office:change-info>
              <dc:creator>Bob Jacobsen</dc:creator>
              <dc:date>2010-10-08T18:32:00</dc:date>
            </office:change-info>
          </text:insertion>
        </text:changed-region>
        <text:changed-region xml:id="ct305055808" text:id="ct305055808">
          <text:insertion>
            <office:change-info>
              <dc:creator>Bob Jacobsen</dc:creator>
              <dc:date>2010-10-08T18:32:00</dc:date>
            </office:change-info>
          </text:insertion>
        </text:changed-region>
        <text:changed-region xml:id="ct305055936" text:id="ct305055936">
          <text:insertion>
            <office:change-info>
              <dc:creator>Bob Jacobsen</dc:creator>
              <dc:date>2010-10-08T18:32:00</dc:date>
            </office:change-info>
          </text:insertion>
        </text:changed-region>
        <text:changed-region xml:id="ct305056096" text:id="ct305056096">
          <text:insertion>
            <office:change-info>
              <dc:creator>Bob Jacobsen</dc:creator>
              <dc:date>2010-10-08T18:32:00</dc:date>
            </office:change-info>
          </text:insertion>
        </text:changed-region>
        <text:changed-region xml:id="ct305056304" text:id="ct305056304">
          <text:insertion>
            <office:change-info>
              <dc:creator>Bob Jacobsen</dc:creator>
              <dc:date>2010-10-08T18:32:00</dc:date>
            </office:change-info>
          </text:insertion>
        </text:changed-region>
        <text:changed-region xml:id="ct305056464" text:id="ct305056464">
          <text:insertion>
            <office:change-info>
              <dc:creator>Bob Jacobsen</dc:creator>
              <dc:date>2010-10-08T18:32:00</dc:date>
            </office:change-info>
          </text:insertion>
        </text:changed-region>
        <text:changed-region xml:id="ct305056624" text:id="ct305056624">
          <text:insertion>
            <office:change-info>
              <dc:creator>Bob Jacobsen</dc:creator>
              <dc:date>2010-10-08T18:32:00</dc:date>
            </office:change-info>
          </text:insertion>
        </text:changed-region>
        <text:changed-region xml:id="ct305057200" text:id="ct305057200">
          <text:insertion>
            <office:change-info>
              <dc:creator>Bob Jacobsen</dc:creator>
              <dc:date>2010-10-08T18:32:00</dc:date>
            </office:change-info>
          </text:insertion>
        </text:changed-region>
        <text:changed-region xml:id="ct316016400" text:id="ct316016400">
          <text:insertion>
            <office:change-info>
              <dc:creator>Bob Jacobsen</dc:creator>
              <dc:date>2010-10-08T18:32:00</dc:date>
            </office:change-info>
          </text:insertion>
        </text:changed-region>
        <text:changed-region xml:id="ct316016560" text:id="ct316016560">
          <text:insertion>
            <office:change-info>
              <dc:creator>Bob Jacobsen</dc:creator>
              <dc:date>2010-10-08T18:32:00</dc:date>
            </office:change-info>
          </text:insertion>
        </text:changed-region>
        <text:changed-region xml:id="ct316016736" text:id="ct316016736">
          <text:insertion>
            <office:change-info>
              <dc:creator>Bob Jacobsen</dc:creator>
              <dc:date>2010-10-08T18:32:00</dc:date>
            </office:change-info>
          </text:insertion>
        </text:changed-region>
        <text:changed-region xml:id="ct316016896" text:id="ct316016896">
          <text:insertion>
            <office:change-info>
              <dc:creator>Bob Jacobsen</dc:creator>
              <dc:date>2010-10-08T18:32:00</dc:date>
            </office:change-info>
          </text:insertion>
        </text:changed-region>
        <text:changed-region xml:id="ct316458496" text:id="ct316458496">
          <text:insertion>
            <office:change-info>
              <dc:creator>Bob Jacobsen</dc:creator>
              <dc:date>2010-10-08T18:32:00</dc:date>
            </office:change-info>
          </text:insertion>
        </text:changed-region>
        <text:changed-region xml:id="ct316458624" text:id="ct316458624">
          <text:insertion>
            <office:change-info>
              <dc:creator>Bob Jacobsen</dc:creator>
              <dc:date>2010-10-08T18:32:00</dc:date>
            </office:change-info>
          </text:insertion>
        </text:changed-region>
        <text:changed-region xml:id="ct316458784" text:id="ct316458784">
          <text:insertion>
            <office:change-info>
              <dc:creator>Bob Jacobsen</dc:creator>
              <dc:date>2010-10-08T18:32:00</dc:date>
            </office:change-info>
          </text:insertion>
        </text:changed-region>
        <text:changed-region xml:id="ct316458976" text:id="ct316458976">
          <text:insertion>
            <office:change-info>
              <dc:creator>Bob Jacobsen</dc:creator>
              <dc:date>2010-10-08T18:32:00</dc:date>
            </office:change-info>
          </text:insertion>
        </text:changed-region>
        <text:changed-region xml:id="ct316099856" text:id="ct316099856">
          <text:insertion>
            <office:change-info>
              <dc:creator>Bob Jacobsen</dc:creator>
              <dc:date>2010-10-08T18:32:00</dc:date>
            </office:change-info>
          </text:insertion>
        </text:changed-region>
        <text:changed-region xml:id="ct316099984" text:id="ct316099984">
          <text:insertion>
            <office:change-info>
              <dc:creator>Bob Jacobsen</dc:creator>
              <dc:date>2010-10-08T18:32:00</dc:date>
            </office:change-info>
          </text:insertion>
        </text:changed-region>
        <text:changed-region xml:id="ct316100192" text:id="ct316100192">
          <text:insertion>
            <office:change-info>
              <dc:creator>Bob Jacobsen</dc:creator>
              <dc:date>2010-10-08T18:32:00</dc:date>
            </office:change-info>
          </text:insertion>
        </text:changed-region>
        <text:changed-region xml:id="ct316091024" text:id="ct316091024">
          <text:insertion>
            <office:change-info>
              <dc:creator>Bob Jacobsen</dc:creator>
              <dc:date>2012-05-26T23:36:00</dc:date>
            </office:change-info>
          </text:insertion>
        </text:changed-region>
        <text:changed-region xml:id="ct316114096" text:id="ct316114096">
          <text:insertion>
            <office:change-info>
              <dc:creator>Bob Jacobsen</dc:creator>
              <dc:date>2010-10-08T18:32:00</dc:date>
            </office:change-info>
          </text:insertion>
        </text:changed-region>
        <text:changed-region xml:id="ct316007456" text:id="ct316007456">
          <text:insertion>
            <office:change-info>
              <dc:creator>Bob Jacobsen</dc:creator>
              <dc:date>2010-10-08T18:32:00</dc:date>
            </office:change-info>
          </text:insertion>
        </text:changed-region>
        <text:changed-region xml:id="ct316417920" text:id="ct316417920">
          <text:insertion>
            <office:change-info>
              <dc:creator>Bob Jacobsen</dc:creator>
              <dc:date>2012-03-19T09:53:00</dc:date>
            </office:change-info>
          </text:insertion>
        </text:changed-region>
        <text:changed-region xml:id="ct316525328" text:id="ct316525328">
          <text:insertion>
            <office:change-info>
              <dc:creator>Bob Jacobsen</dc:creator>
              <dc:date>2012-06-15T21:19:00</dc:date>
            </office:change-info>
          </text:insertion>
        </text:changed-region>
        <text:changed-region xml:id="ct877899456" text:id="ct877899456">
          <text:insertion>
            <office:change-info>
              <dc:creator>Bob Jacobsen</dc:creator>
              <dc:date>2012-06-15T21:21:00</dc:date>
            </office:change-info>
          </text:insertion>
        </text:changed-region>
        <text:changed-region xml:id="ct316536656" text:id="ct316536656">
          <text:insertion>
            <office:change-info>
              <dc:creator>Bob Jacobsen</dc:creator>
              <dc:date>2012-06-15T21:26:00</dc:date>
            </office:change-info>
          </text:insertion>
        </text:changed-region>
        <text:changed-region xml:id="ct334403552" text:id="ct334403552">
          <text:insertion>
            <office:change-info>
              <dc:creator>Bob Jacobsen</dc:creator>
              <dc:date>2012-06-15T21:22:00</dc:date>
            </office:change-info>
          </text:insertion>
        </text:changed-region>
        <text:changed-region xml:id="ct53969376" text:id="ct53969376">
          <text:insertion>
            <office:change-info>
              <dc:creator>Bob Jacobsen</dc:creator>
              <dc:date>2012-06-15T21:23:00</dc:date>
            </office:change-info>
          </text:insertion>
        </text:changed-region>
        <text:changed-region xml:id="ct315811552" text:id="ct315811552">
          <text:insertion>
            <office:change-info>
              <dc:creator>Bob Jacobsen</dc:creator>
              <dc:date>2010-10-08T18:32:00</dc:date>
            </office:change-info>
          </text:insertion>
        </text:changed-region>
        <text:changed-region xml:id="ct315811680" text:id="ct315811680">
          <text:insertion>
            <office:change-info>
              <dc:creator>Bob Jacobsen</dc:creator>
              <dc:date>2012-05-31T19:38:00</dc:date>
            </office:change-info>
          </text:insertion>
        </text:changed-region>
        <text:changed-region xml:id="ct75697904" text:id="ct75697904">
          <text:insertion>
            <office:change-info>
              <dc:creator>Bob Jacobsen</dc:creator>
              <dc:date>2010-10-08T18:32:00</dc:date>
            </office:change-info>
          </text:insertion>
        </text:changed-region>
        <text:changed-region xml:id="ct75737888" text:id="ct75737888">
          <text:insertion>
            <office:change-info>
              <dc:creator>Bob Jacobsen</dc:creator>
              <dc:date>2012-03-19T08:55:00</dc:date>
            </office:change-info>
          </text:insertion>
        </text:changed-region>
        <text:changed-region xml:id="ct75698160" text:id="ct75698160">
          <text:insertion>
            <office:change-info>
              <dc:creator>Bob Jacobsen</dc:creator>
              <dc:date>2012-05-27T23:44:00</dc:date>
            </office:change-info>
          </text:insertion>
        </text:changed-region>
        <text:changed-region xml:id="ct75691200" text:id="ct75691200">
          <text:insertion>
            <office:change-info>
              <dc:creator>Bob Jacobsen</dc:creator>
              <dc:date>2012-05-27T23:45:00</dc:date>
            </office:change-info>
          </text:insertion>
        </text:changed-region>
        <text:changed-region xml:id="ct316828048" text:id="ct316828048">
          <text:insertion>
            <office:change-info>
              <dc:creator>Bob Jacobsen</dc:creator>
              <dc:date>2012-05-28T17:02:00</dc:date>
            </office:change-info>
          </text:insertion>
        </text:changed-region>
        <text:changed-region xml:id="ct75696784" text:id="ct75696784">
          <text:insertion>
            <office:change-info>
              <dc:creator>Bob Jacobsen</dc:creator>
              <dc:date>2012-05-28T17:03:00</dc:date>
            </office:change-info>
          </text:insertion>
        </text:changed-region>
        <text:changed-region xml:id="ct75696912" text:id="ct75696912">
          <text:insertion>
            <office:change-info>
              <dc:creator>Bob Jacobsen</dc:creator>
              <dc:date>2012-05-28T17:05:00</dc:date>
            </office:change-info>
          </text:insertion>
        </text:changed-region>
        <text:changed-region xml:id="ct75697008" text:id="ct75697008">
          <text:insertion>
            <office:change-info>
              <dc:creator>Bob Jacobsen</dc:creator>
              <dc:date>2012-05-28T17:06:00</dc:date>
            </office:change-info>
          </text:insertion>
        </text:changed-region>
        <text:changed-region xml:id="ct75697136" text:id="ct75697136">
          <text:insertion>
            <office:change-info>
              <dc:creator>Bob Jacobsen</dc:creator>
              <dc:date>2012-05-28T17:07:00</dc:date>
            </office:change-info>
          </text:insertion>
        </text:changed-region>
        <text:changed-region xml:id="ct75654816" text:id="ct75654816">
          <text:insertion>
            <office:change-info>
              <dc:creator>Bob Jacobsen</dc:creator>
              <dc:date>2012-05-28T20:54:00</dc:date>
            </office:change-info>
          </text:insertion>
        </text:changed-region>
        <text:changed-region xml:id="ct75655264" text:id="ct75655264">
          <text:insertion>
            <office:change-info>
              <dc:creator>Bob Jacobsen</dc:creator>
              <dc:date>2012-05-28T20:55:00</dc:date>
            </office:change-info>
          </text:insertion>
        </text:changed-region>
        <text:changed-region xml:id="ct75655104" text:id="ct75655104">
          <text:insertion>
            <office:change-info>
              <dc:creator>Bob Jacobsen</dc:creator>
              <dc:date>2012-06-01T13:32:00</dc:date>
            </office:change-info>
          </text:insertion>
        </text:changed-region>
        <text:changed-region xml:id="ct316828288" text:id="ct316828288">
          <text:insertion>
            <office:change-info>
              <dc:creator>Bob Jacobsen</dc:creator>
              <dc:date>2012-05-27T00:17:00</dc:date>
            </office:change-info>
          </text:insertion>
        </text:changed-region>
        <text:changed-region xml:id="ct75655360" text:id="ct7565536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71075397"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change-start text:change-id="ct371036672"/>Introduction</text:h>
      <text:p text:style-name="Standard">This explanatory Technical Note contains informative discussion and background for the corresponding “OpenLCB CAN Message Network Specification”. This explanation is not normative in any way.</text:p>
      <text:p text:style-name="Standard">The protocol is described via three components: <text:span text:style-name="T6">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6">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All OpenLCB protocols are built upon the exchange of messages. <text:s/>Higher-level protocols for exchange of data via datagrams, events and for other purposes are constructed using messages as described here.</text:p>
      <text:h text:style-name="Heading_20_2" text:outline-level="2"><text:soft-page-break/>References and Context</text:h>
      <text:p text:style-name="Standard">For more information on format and presentation, see:</text:p>
      <text:list xml:id="list1001243072" text:style-name="L2">
        <text:list-item>
          <text:p text:style-name="P24">OpenLCB Common Information Technical Note</text:p>
        </text:list-item>
      </text:list>
      <text:p text:style-name="Standard">This specification is in the context of the following OpenLCB Specifications:</text:p>
      <text:list xml:id="list1811308550" text:style-name="L3">
        <text:list-item>
          <text:p text:style-name="P25">The OpenLCB Node Identifier Specification, which specifies Node Identifiers <text:span text:style-name="T6">and</text:span> how they are defined.</text:p>
        </text:list-item>
      </text:list>
      <text:p text:style-name="Standard">This specification is in the context of the following OpenLCB-CAN Specifications:</text:p>
      <text:list xml:id="list821050294" text:continue-numbering="true" text:style-name="L3">
        <text:list-item>
          <text:p text:style-name="P25">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1928425421" text:continue-numbering="true" text:style-name="L3">
        <text:list-item>
          <text:p text:style-name="P25">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6">same</text:span> MTI are of the same type. </text:p>
      <text:h text:style-name="Heading_20_3" text:outline-level="3">Message Type Indicators</text:h>
      <text:p text:style-name="Standard">(Most of this section <text:span text:style-name="T6">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ext:soft-page-break/>(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535475316" text:style-name="L4">
        <text:list-item>
          <text:p text:style-name="P26">Use a dedicated bit field to distinguish the types, e.g. 1 indicates addressed and 0 means global.</text:p>
        </text:list-item>
        <text:list-item>
          <text:p text:style-name="P26">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600</text:p>
          </table:table-cell>
          <table:table-cell table:style-name="Table10.C2" office:value-type="string">
            <text:p text:style-name="Table_20_Contents">0 to 3</text:p>
            <text:p text:style-name="Table_20_Contents">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text:soft-page-break/>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371036672"/><text:change text:change-id="ct877799840"/><text:change-start text:change-id="ct316557616"/>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6">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6">Global messages shall be delivered to all nodes.</text:span><text:span text:style-name="T6"><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0">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1">Values 4-15 or the top 2 bits are not currently used and available for the future.</text:span></text:p>
      <text:p text:style-name="Standard">The next eight bits form a specific message type number. This has substructure:</text:p>
      <text:list xml:id="list2023505351" text:style-name="L5">
        <text:list-item>
          <text:p text:style-name="P27">The top bit “Simple Node flag” is used to indicate messages meant for “simple” or minimal nodes. A 1 in this bit means that these simple nodes can ignore this message. A 0 in this bit means that <text:span text:style-name="T6">the</text:span> simple nodes must process the message. See the section ??? below for more information. This bit is reserved to 0 for all addressed message types, as a message specifically delivered to a node should be processed.</text:p>
        </text:list-item>
        <text:list-item>
          <text:p text:style-name="P27">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6">which, although not always present,</text:span> is a normal part of CAN that must be considered) won't result in problems for communications.</text:p>
        </text:list-item>
        <text:list-item>
          <text:p text:style-name="P27">The next 5 bits, forming the low nibble, are used to indicate the specific message type within a priority group and taking into account the values of all the other bits. <text:s/>This is the unique part <text:soft-page-break/>that's selected at the end of the process for designing a new OpenLCB protocol to ensure a unique MTI.</text:p>
        </text:list-item>
      </text:list>
      <text:p text:style-name="Standard">The bottom nibble of <text:span text:style-name="T6">the</text:span> MTI is interpreted as flags that define the structure and format of the message type.</text:p>
      <text:list xml:id="list956772056" text:style-name="L6">
        <text:list-item>
          <text:p text:style-name="P28">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6">if present) or right after the MTI (if no destination ID present).</text:span></text:p>
        </text:list-item>
        <text:list-item>
          <text:p text:style-name="P28">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7">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5">0</text:p>
          </table:table-cell>
          <table:table-cell table:style-name="Table8.B2" office:value-type="string">
            <text:p text:style-name="Table_20_Contents">Unaddressed MTI</text:p>
          </table:table-cell>
        </table:table-row>
        <table:table-row>
          <table:table-cell table:style-name="Table8.A2" office:value-type="float" office:value="1">
            <text:p text:style-name="P15">1</text:p>
          </table:table-cell>
          <table:table-cell table:style-name="Table8.B2" office:value-type="string">
            <text:p text:style-name="Table_20_Contents">(Reserved)</text:p>
          </table:table-cell>
        </table:table-row>
        <table:table-row>
          <table:table-cell table:style-name="Table8.A2" office:value-type="float" office:value="2">
            <text:p text:style-name="P15">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5">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5">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5">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5">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5">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6">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5">2 bits</text:p>
            <text:p text:style-name="P15">0x1800,0000</text:p>
          </table:table-cell>
          <table:table-cell table:style-name="Table9.A2" office:value-type="string">
            <text:p text:style-name="P15">3 bits</text:p>
            <text:p text:style-name="P15">0x0700,0000</text:p>
          </table:table-cell>
          <table:table-cell table:style-name="Table9.A2" office:value-type="string">
            <text:p text:style-name="P15">12 bits</text:p>
            <text:p text:style-name="P15">0x00FF,F000</text:p>
          </table:table-cell>
          <table:table-cell table:style-name="Table9.E2" office:value-type="string">
            <text:p text:style-name="P15">12 bits</text:p>
            <text:p text:style-name="P15">0x0000,0FFF</text:p>
          </table:table-cell>
        </table:table-row>
        <table:table-row>
          <table:table-cell table:style-name="Table9.A2" office:value-type="string">
            <text:p text:style-name="Table_20_Heading">Value(s)</text:p>
          </table:table-cell>
          <table:table-cell table:style-name="Table9.B3" office:value-type="float" office:value="3">
            <text:p text:style-name="P15">3</text:p>
          </table:table-cell>
          <table:table-cell table:style-name="Table9.B3" office:value-type="float" office:value="6">
            <text:p text:style-name="P15">6</text:p>
          </table:table-cell>
          <table:table-cell table:style-name="Table9.A2" office:value-type="string">
            <text:p text:style-name="P15">12-bit alias for destination node</text:p>
          </table:table-cell>
          <table:table-cell table:style-name="Table9.E2" office:value-type="string">
            <text:p text:style-name="P15">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6">the</text:span> Message Number byte. <text:s/>The last (least significant) four bits are used for the Event ID present, the Flag Byte present flag, and any flag bits themselves.</text:p>
      <text:p text:style-name="Standard"><text:change-end text:change-id="ct316557616"/></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305055152"/>Field<text:change-end text:change-id="ct305055152"/></text:p>
            </table:table-cell>
            <table:table-cell table:style-name="Table11.A1" office:value-type="string">
              <text:p text:style-name="Table_20_Heading"><text:change-start text:change-id="ct305055312"/>CAN prefix<text:change-end text:change-id="ct305055312"/></text:p>
            </table:table-cell>
            <table:table-cell table:style-name="Table11.A1" office:value-type="string">
              <text:p text:style-name="Table_20_Heading"><text:change-start text:change-id="ct305055520"/>Frame <text:change-end text:change-id="ct305055520"/><text:change-start text:change-id="ct305055648"/>Type<text:change-end text:change-id="ct305055648"/></text:p>
            </table:table-cell>
            <table:table-cell table:style-name="Table11.A1" office:value-type="string">
              <text:p text:style-name="Table_20_Heading"><text:change-start text:change-id="ct305055808"/>Simple Node flag<text:change-end text:change-id="ct305055808"/></text:p>
            </table:table-cell>
            <table:table-cell table:style-name="Table11.A1" office:value-type="string">
              <text:p text:style-name="Table_20_Heading"><text:change-start text:change-id="ct305055936"/>Static Priority<text:change-end text:change-id="ct305055936"/></text:p>
            </table:table-cell>
            <table:table-cell table:style-name="Table11.A1" office:value-type="string">
              <text:p text:style-name="Table_20_Heading"><text:change-start text:change-id="ct305056096"/>Qualifier<text:change-end text:change-id="ct305056096"/></text:p>
            </table:table-cell>
            <table:table-cell table:style-name="Table11.A1" office:value-type="string">
              <text:p text:style-name="Table_20_Heading"><text:change-start text:change-id="ct305056304"/>Event ID present<text:change-end text:change-id="ct305056304"/></text:p>
            </table:table-cell>
            <table:table-cell table:style-name="Table11.A1" office:value-type="string">
              <text:p text:style-name="Table_20_Heading"><text:change-start text:change-id="ct305056464"/>Flag Bits<text:change-end text:change-id="ct305056464"/></text:p>
            </table:table-cell>
            <table:table-cell table:style-name="Table11.I1" office:value-type="string">
              <text:p text:style-name="Table_20_Heading"><text:change-start text:change-id="ct305056624"/>Source ID<text:change-end text:change-id="ct305056624"/></text:p>
            </table:table-cell>
          </table:table-row>
        </table:table-header-rows>
        <table:table-row>
          <table:table-cell table:style-name="Table11.A2" office:value-type="string">
            <text:p text:style-name="Table_20_Heading"><text:change-start text:change-id="ct305057200"/>Size &amp; location (within 29-bit CAN Header)<text:change-end text:change-id="ct305057200"/></text:p>
          </table:table-cell>
          <table:table-cell table:style-name="Table11.A2" office:value-type="string">
            <text:p text:style-name="P15"><text:change-start text:change-id="ct316016400"/>0x1800,0000<text:change-end text:change-id="ct316016400"/></text:p>
          </table:table-cell>
          <table:table-cell table:style-name="Table11.A2" office:value-type="string">
            <text:p text:style-name="P15"><text:change-start text:change-id="ct316016560"/>0x0700,0000<text:change-end text:change-id="ct316016560"/></text:p>
          </table:table-cell>
          <table:table-cell table:style-name="Table11.A2" office:value-type="string">
            <text:p text:style-name="P15"><text:change-start text:change-id="ct316016736"/>0x0080,0000<text:change-end text:change-id="ct316016736"/></text:p>
          </table:table-cell>
          <table:table-cell table:style-name="Table11.A2" office:value-type="string">
            <text:p text:style-name="P15"><text:change-start text:change-id="ct316016896"/>0x0060,0000<text:change-end text:change-id="ct316016896"/></text:p>
          </table:table-cell>
          <table:table-cell table:style-name="Table11.A2" office:value-type="string">
            <text:p text:style-name="P15"><text:change-start text:change-id="ct316458496"/>0x001F,0000<text:change-end text:change-id="ct316458496"/></text:p>
          </table:table-cell>
          <table:table-cell table:style-name="Table11.A2" office:value-type="string">
            <text:p text:style-name="P15"><text:change-start text:change-id="ct316458624"/>0x0000,8000<text:change-end text:change-id="ct316458624"/></text:p>
          </table:table-cell>
          <table:table-cell table:style-name="Table11.A2" office:value-type="string">
            <text:p text:style-name="P15"><text:change-start text:change-id="ct316458784"/>0x0000,7000<text:change-end text:change-id="ct316458784"/></text:p>
          </table:table-cell>
          <table:table-cell table:style-name="Table11.I2" office:value-type="string">
            <text:p text:style-name="P15"><text:change-start text:change-id="ct316458976"/>12 bits</text:p>
            <text:p text:style-name="P15">0x0000,0FFF<text:change-end text:change-id="ct316458976"/></text:p>
          </table:table-cell>
        </table:table-row>
        <table:table-row>
          <table:table-cell table:style-name="Table11.A2" office:value-type="string">
            <text:p text:style-name="Table_20_Heading"><text:change-start text:change-id="ct316099856"/>Value(s)<text:change-end text:change-id="ct316099856"/></text:p>
          </table:table-cell>
          <table:table-cell table:style-name="Table11.B3" office:value-type="float" office:value="3">
            <text:p text:style-name="P15"><text:change-start text:change-id="ct316099984"/>3<text:change-end text:change-id="ct316099984"/></text:p>
          </table:table-cell>
          <table:table-cell table:style-name="Table11.B3" office:value-type="float" office:value="0">
            <text:p text:style-name="P15"><text:change-start text:change-id="ct316100192"/>0<text:change-end text:change-id="ct316100192"/></text:p>
          </table:table-cell>
          <table:table-cell table:style-name="Table11.A2" table:number-columns-spanned="5" office:value-type="string">
            <text:p text:style-name="P15"><text:change-start text:change-id="ct316091024"/>See Table 1 MTI description<text:change-end text:change-id="ct316091024"/></text:p>
          </table:table-cell>
          <table:covered-table-cell/>
          <table:covered-table-cell/>
          <table:covered-table-cell/>
          <table:covered-table-cell/>
          <table:table-cell table:style-name="Table11.I2" office:value-type="string">
            <text:p text:style-name="P15"><text:change-start text:change-id="ct316114096"/>12-bit alias for source node<text:change-end text:change-id="ct316114096"/></text:p>
          </table:table-cell>
        </table:table-row>
      </table:table>
      <text:p text:style-name="Table"><text:change-start text:change-id="ct316007456"/>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6">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6">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711251794" text:style-name="L7">
        <text:list-item>
          <text:p text:style-name="P29">The source Node ID</text:p>
        </text:list-item>
        <text:list-item>
          <text:p text:style-name="P29">The MTI</text:p>
        </text:list-item>
        <text:list-item>
          <text:p text:style-name="P29"><text:soft-page-break/>If flagged as present, the destination Node ID</text:p>
        </text:list-item>
        <text:list-item>
          <text:p text:style-name="P29">If flagged as present, the Event ID</text:p>
        </text:list-item>
        <text:list-item>
          <text:p text:style-name="P29">Any other content as defined for the specific message type</text:p>
        </text:list-item>
      </text:list>
      <text:p text:style-name="Standard">The exact format and order are defined by <text:span text:style-name="T6">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361272825" text:style-name="L8">
        <text:list-item>
          <text:p text:style-name="P30">Uninitialized</text:p>
        </text:list-item>
        <text:list-item>
          <text:p text:style-name="P30">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6">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6">just</text:span> for identification &amp; explanatory purposes. The meaning of <text:span text:style-name="T6">the</text:span> messages is defined by the interactions they appear in, <text:span text:style-name="T6">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Nam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Simple Node </text:p>
          </table:table-cell>
          <table:table-cell table:style-name="Table3.A1" office:value-type="string">
            <text:p text:style-name="P16">Common</text:p>
            <text:p text:style-name="P16">MTI</text:p>
          </table:table-cell>
          <table:table-cell table:style-name="Table3.A1" office:value-type="string">
            <text:p text:style-name="P16">CAN format</text:p>
          </table:table-cell>
          <table:table-cell table:style-name="Table3.G1" office:value-type="string">
            <text:p text:style-name="P16">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2087</text:p>
          </table:table-cell>
          <table:table-cell table:style-name="Table3.A2" office:value-type="string">
            <text:p text:style-name="P15">0x1808,7sss</text:p>
          </table:table-cell>
          <table:table-cell table:style-name="Table3.G2" office:value-type="string">
            <text:p text:style-name="P15">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Nam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Simple Node </text:p>
          </table:table-cell>
          <table:table-cell table:style-name="Table4.A1" office:value-type="string">
            <text:p text:style-name="P16">Common</text:p>
            <text:p text:style-name="P16">MTI</text:p>
          </table:table-cell>
          <table:table-cell table:style-name="Table4.A1" office:value-type="string">
            <text:p text:style-name="P16">CAN format</text:p>
          </table:table-cell>
          <table:table-cell table:style-name="Table4.G1" office:value-type="string">
            <text:p text:style-name="P16">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28A7</text:p>
          </table:table-cell>
          <table:table-cell table:style-name="Table4.A2" office:value-type="string">
            <text:p text:style-name="P15">0x188A,7sss</text:p>
          </table:table-cell>
          <table:table-cell table:style-name="Table4.G2" office:value-type="string">
            <text:p text:style-name="P15">(optional) Node ID</text:p>
          </table:table-cell>
        </table:table-row>
        <table:table-row>
          <table:covered-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30A0</text:p>
          </table:table-cell>
          <table:table-cell table:style-name="Table4.A2" office:value-type="string">
            <text:p text:style-name="P15">0x1Edd,dsss 0A</text:p>
          </table:table-cell>
          <table:table-cell table:style-name="Table4.G2" office:value-type="string">
            <text:p text:style-name="P15">(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at be here, or under interaction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Name</text:p>
          </table:table-cell>
          <table:table-cell table:style-name="Table5.A1" office:value-type="string">
            <text:p text:style-name="P16">Dest ID</text:p>
          </table:table-cell>
          <table:table-cell table:style-name="Table5.A1" office:value-type="string">
            <text:p text:style-name="P16">Event ID</text:p>
          </table:table-cell>
          <table:table-cell table:style-name="Table5.A1" office:value-type="string">
            <text:p text:style-name="P16">Simple Node </text:p>
          </table:table-cell>
          <table:table-cell table:style-name="Table5.A1" office:value-type="string">
            <text:p text:style-name="P16">Common</text:p>
            <text:p text:style-name="P16">MTI</text:p>
          </table:table-cell>
          <table:table-cell table:style-name="Table5.A1" office:value-type="string">
            <text:p text:style-name="P16">CAN format</text:p>
          </table:table-cell>
          <table:table-cell table:style-name="Table5.G1" office:value-type="string">
            <text:p text:style-name="P16">Data Content</text:p>
          </table:table-cell>
        </table:table-row>
        <table:table-row>
          <table:table-cell table:style-name="Table5.A2" office:value-type="string">
            <text:p text:style-name="P15">Verified Node ID</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0x28B7</text:p>
          </table:table-cell>
          <table:table-cell table:style-name="Table5.A2" office:value-type="string">
            <text:p text:style-name="P15">0x188B,7sss</text:p>
          </table:table-cell>
          <table:table-cell table:style-name="Table5.G2" office:value-type="string">
            <text:p text:style-name="P15">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6">Name</text:p>
          </table:table-cell>
          <table:table-cell table:style-name="Table6.A1" office:value-type="string">
            <text:p text:style-name="P16">Dest ID</text:p>
          </table:table-cell>
          <table:table-cell table:style-name="Table6.A1" office:value-type="string">
            <text:p text:style-name="P16">Event ID</text:p>
          </table:table-cell>
          <table:table-cell table:style-name="Table6.A1" office:value-type="string">
            <text:p text:style-name="P16">Simple Node </text:p>
          </table:table-cell>
          <table:table-cell table:style-name="Table6.A1" office:value-type="string">
            <text:p text:style-name="P16">Common</text:p>
            <text:p text:style-name="P16">MTI</text:p>
          </table:table-cell>
          <table:table-cell table:style-name="Table6.A1" office:value-type="string">
            <text:p text:style-name="P16">CAN format</text:p>
          </table:table-cell>
          <table:table-cell table:style-name="Table6.G1" office:value-type="string">
            <text:p text:style-name="P16">Data Content</text:p>
          </table:table-cell>
        </table:table-row>
        <table:table-row table:style-name="Table6.1">
          <table:table-cell table:style-name="Table6.A2" office:value-type="string">
            <text:p text:style-name="P15">Optional Interaction Rejected</text:p>
          </table:table-cell>
          <table:table-cell table:style-name="Table6.A2" office:value-type="string">
            <text:p text:style-name="P15">Y</text:p>
          </table:table-cell>
          <table:table-cell table:style-name="Table6.A2" office:value-type="string">
            <text:p text:style-name="P15">N</text:p>
          </table:table-cell>
          <table:table-cell table:style-name="Table6.A2" office:value-type="string">
            <text:p text:style-name="P15">N</text:p>
          </table:table-cell>
          <table:table-cell table:style-name="Table6.A2" office:value-type="string">
            <text:p text:style-name="P15">0x30C0</text:p>
          </table:table-cell>
          <table:table-cell table:style-name="Table6.A2" office:value-type="string">
            <text:p text:style-name="P15">0x1Edd,dsss 0C</text:p>
          </table:table-cell>
          <table:table-cell table:style-name="Table6.G2" office:value-type="string">
            <text:p text:style-name="P15">MTI, error, optional information</text:p>
          </table:table-cell>
        </table:table-row>
      </table:table>
      <text:p text:style-name="P12"/>
      <text:p text:style-name="P11">The contents are, in order:</text:p>
      <text:list xml:id="list1222449975" text:style-name="L9">
        <text:list-item>
          <text:p text:style-name="P31"><text:span text:style-name="T6">Two bytes of MTI. <text:s/>If the frame transport only delivered part of the MTI</text:span><text:span text:style-name="T6"><text:note text:id="ftn3" text:note-class="footnote"><text:note-citation>3</text:note-citation><text:note-body><text:p text:style-name="Footnote">For example, CAN delivers 9 or 13 bits of the MTI via each frame.</text:p></text:note-body></text:note></text:span><text:span text:style-name="T6">,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Name</text:p>
          </table:table-cell>
          <table:table-cell table:style-name="Table7.A1" office:value-type="string">
            <text:p text:style-name="P16">Dest ID</text:p>
          </table:table-cell>
          <table:table-cell table:style-name="Table7.A1" office:value-type="string">
            <text:p text:style-name="P16">Event ID</text:p>
          </table:table-cell>
          <table:table-cell table:style-name="Table7.A1" office:value-type="string">
            <text:p text:style-name="P16">Simple Node </text:p>
          </table:table-cell>
          <table:table-cell table:style-name="Table7.A1" office:value-type="string">
            <text:p text:style-name="P16">Common</text:p>
            <text:p text:style-name="P16">MTI</text:p>
          </table:table-cell>
          <table:table-cell table:style-name="Table7.A1" office:value-type="string">
            <text:p text:style-name="P16">CAN format</text:p>
          </table:table-cell>
          <table:table-cell table:style-name="Table7.G1" office:value-type="string">
            <text:p text:style-name="P16">Data Content</text:p>
          </table:table-cell>
        </table:table-row>
        <table:table-row>
          <table:table-cell table:style-name="Table7.A2" office:value-type="string">
            <text:p text:style-name="P15">Terminate Due to Error</text:p>
          </table:table-cell>
          <table:table-cell table:style-name="Table7.A2" office:value-type="string">
            <text:p text:style-name="P15">Y</text:p>
          </table:table-cell>
          <table:table-cell table:style-name="Table7.A2" office:value-type="string">
            <text:p text:style-name="P15">N</text:p>
          </table:table-cell>
          <table:table-cell table:style-name="Table7.A2" office:value-type="string">
            <text:p text:style-name="P15">N</text:p>
          </table:table-cell>
          <table:table-cell table:style-name="Table7.A2" office:value-type="string">
            <text:p text:style-name="P15">0x30D0</text:p>
          </table:table-cell>
          <table:table-cell table:style-name="Table7.A2" office:value-type="string">
            <text:p text:style-name="P15">0x1Edd,dsss 0D</text:p>
          </table:table-cell>
          <table:table-cell table:style-name="Table7.G2" office:value-type="string">
            <text:p text:style-name="P15">MTI, error, optional information</text:p>
          </table:table-cell>
        </table:table-row>
      </table:table>
      <text:p text:style-name="P14"/>
      <text:p text:style-name="P11">The contents are, in order:</text:p>
      <text:list xml:id="list1341416361" text:continue-numbering="true" text:style-name="L9">
        <text:list-item>
          <text:p text:style-name="P31"><text:span text:style-name="T6">Two bytes of MTI. <text:s/>If the frame transport only delivered part of the MTI</text:span><text:span text:style-name="T6"><text:note text:id="ftn4" text:note-class="footnote"><text:note-citation>4</text:note-citation><text:note-body><text:p text:style-name="Footnote"><text:change-start text:change-id="ct402522688"/>For example, CAN delivers 9 or 13 bits of the MTI<text:change-end text:change-id="ct402522688"/><text:change-start text:change-id="ct402522304"/> via each frame.<text:change-end text:change-id="ct402522304"/></text:p></text:note-body></text:note></text:span><text:span text:style-name="T6">,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94050667" text:style-name="L10">
        <text:list-item>
          <text:p text:style-name="P33">There is no guarantee that any other node is listening for this. No reply is possible. </text:p>
        </text:list-item>
        <text:list-item>
          <text:p text:style-name="P33">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6">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982755814" text:style-name="L11">
        <text:list-item>
          <text:p text:style-name="P34">Node A receives an addressed message from Node B that carries Node A's NID. </text:p>
        </text:list-item>
      </text:list>
      <text:list xml:id="list333608512" text:style-name="L12">
        <text:list-item>
          <text:p text:style-name="P35">The MTI indicates the start of an optional interaction. </text:p>
        </text:list-item>
      </text:list>
      <text:list xml:id="list1479314205" text:style-name="L13">
        <text:list-item>
          <text:p text:style-name="P3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316007456"/><text:change-start text:change-id="ct316417920"/>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316417920"/><text:change-start text:change-id="ct316525328"/></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316525328"/><text:change-start text:change-id="ct877899456"/><text:span text:style-name="T6">The 0C indicates Reject Optional Interaction. The </text:span><text:change-end text:change-id="ct877899456"/><text:change-start text:change-id="ct316536656"/><text:span text:style-name="T7">13 40</text:span><text:change-end text:change-id="ct316536656"/><text:change-start text:change-id="ct334403552"/><text:span text:style-name="T6"> is as much as can be reconstructed of the original MTI. Note that it includes an addressed bit set, 10 00.</text:span><text:change-end text:change-id="ct334403552"/><text:change-start text:change-id="ct53969376"/><text:span text:style-name="T6"> The </text:span><text:span text:style-name="T8">20 00</text:span><text:span text:style-name="T6"> is the error code, which in this case indicates this is a permanent error.</text:span><text:change-end text:change-id="ct53969376"/><text:change-start text:change-id="ct315811552"/></text:p>
      <text:h text:style-name="Heading_20_4" text:outline-level="4">Reject Unaddressed Optional Interaction</text:h>
      <text:list xml:id="list869033807" text:style-name="L14">
        <text:list-item>
          <text:p text:style-name="P37">Node A receives an unaddressed message from Node B. </text:p>
        </text:list-item>
        <text:list-item>
          <text:p text:style-name="P37">The MTI indicates the start of an optional interaction. </text:p>
        </text:list-item>
      </text:list>
      <text:p text:style-name="Standard">If Node A does not want to take part in the optional interaction, it silently drops the message without reply. </text:p>
      <text:h text:style-name="Heading_20_4" text:outline-level="4"><text:soft-page-break/>Reject Addressed Standard Interaction Due to Error</text:h>
      <text:list xml:id="list268282693" text:style-name="L15">
        <text:list-item>
          <text:p text:style-name="P38">Node A is taking part in an addressed interaction with Node B. Either node may be able to send the next message.</text:p>
        </text:list-item>
        <text:list-item>
          <text:p text:style-name="P38">Some error condition prevents Node A from continuing the interaction. </text:p>
        </text:list-item>
        <text:list-item>
          <text:p text:style-name="P3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6">that</text:span> is meant to handle rare events that should not routinely occur. <text:s/>The “most recent MTI received” values is not always sufficient to determine <text:span text:style-name="T6">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3">not</text:span><text:change-end text:change-id="ct315811552"/><text:change-start text:change-id="ct315811680"/> available in the protocol docs; assume it is if not otherwise indicated; simplifies little nodes)<text:change-end text:change-id="ct315811680"/><text:change-start text:change-id="ct75697904"/></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text:soft-page-break/>Delays and Timeouts</text:h>
      <text:p text:style-name="Standard">Nodes shall send messages required by OpenLCB protocols within 750 msec unless otherwise indicated in <text:span text:style-name="T6">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6">the</text:span> messge-specific parts of the TN.<text:change-end text:change-id="ct75697904"/><text:change-start text:change-id="ct75737888"/></text:p>
      <text:h text:style-name="Heading_20_1" text:outline-level="1"><text:change-end text:change-id="ct75737888"/><text:change-start text:change-id="ct75698160"/>Simple Node Protocol Subset</text:h>
      <text:p text:style-name="Standard"><text:change-end text:change-id="ct75698160"/><text:change-start text:change-id="ct7569120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75731760"/>Simple nodes also have to do whatever is needed to function with their specific wire protocol, e.g. send <text:change-end text:change-id="ct75731760"/><text:change-start text:change-id="ct75731536"/>CID/RID frames on CAN.<text:change-end text:change-id="ct75731536"/></text:p></text:note-body></text:note> </text:p>
      <text:list xml:id="list912417889" text:style-name="L16">
        <text:list-item>
          <text:p text:style-name="P39">indicate their presence (by sending Initialization Complete messages and replying to Verify Node messages)</text:p>
        </text:list-item>
        <text:list-item>
          <text:p text:style-name="P39">send and receive event reports (through PCER messages and associated reports)</text:p>
        </text:list-item>
        <text:list-item>
          <text:p text:style-name="P39">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427592534" text:style-name="L17">
        <text:list-item>
          <text:p text:style-name="P40">learn about the appearance of other nodes (by receiving Initialization Complete messages)</text:p>
        </text:list-item>
        <text:list-item>
          <text:p text:style-name="P40">learn about other producers and consumers (by receiving status messages) </text:p>
        </text:list-item>
      </text:list>
      <text:p text:style-name="Standard">and similar. To do this, they must be able to send and receive every message type.</text:p>
      <text:p text:style-name="Standard"><text:soft-page-break/>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6">this</text:span>. <text:s/></text:p>
      <text:p text:style-name="Standard">Gateways <text:span text:style-name="T12">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6">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313786345" text:style-name="L18">
        <text:list-item>
          <text:p text:style-name="P41">Verify Node ID – They need to receive this so that they can reply to it.</text:p>
        </text:list-item>
        <text:list-item>
          <text:p text:style-name="P41">Verified Node ID – They need to receive this because it's the reply to their own request, which might be used to e.g. locate a node for delayed sending of status</text:p>
        </text:list-item>
        <text:list-item>
          <text:p text:style-name="P41">Protocol Support Inquiry – They need to receive this so that they can reply to it.</text:p>
        </text:list-item>
        <text:list-item>
          <text:p text:style-name="P41">Identify Consumers, Identify Producers, Identify Events – <text:span text:style-name="T12">because</text:span> others will ask this of them</text:p>
        </text:list-item>
        <text:list-item>
          <text:p text:style-name="P41">Learn Event – so they can be programmed</text:p>
        </text:list-item>
        <text:list-item>
          <text:p text:style-name="P41">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981097299" text:style-name="L19">
        <text:list-item>
          <text:p text:style-name="P42">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2">Consumer Identified, Consumer Identify Range: These are of interest to gateways and configuration tools, but an individual producer does not need to know which (if any) nodes are consuming its produced events.</text:p>
        </text:list-item>
        <text:list-item>
          <text:p text:style-name="P42"><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75691200"/><text:change-start text:change-id="ct316828048"/>Expansion</text:h>
      <text:h text:style-name="Heading_20_2" text:outline-level="2"><text:change-end text:change-id="ct316828048"/><text:change-start text:change-id="ct75696784"/>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75696784"/><text:change-start text:change-id="ct75696912"/></text:h>
      <text:p text:style-name="Standard">Longer than 8-byte global, 7-byte <text:change-end text:change-id="ct75696912"/><text:change-start text:change-id="ct75697008"/>addressed messages don't fit in a single frame. <text:s/>Discuss mechanism. <text:s/>Includes issues of guaranteed place for global to land in a node, e.g. memory management. (Spare frame type; request resend w/o buffering, but how long to hang on to origina<text:change-end text:change-id="ct75697008"/><text:change-start text:change-id="ct75697136"/>l?)<text:change-end text:change-id="ct75697136"/><text:change-start text:change-id="ct75654816"/></text:p>
      <text:p text:style-name="Standard"><text:change-end text:change-id="ct75654816"/><text:change-start text:change-id="ct75655264"/>PIP reply uses “break into N frames with MTI at start”: <text:s/>One message becomes N smaller ones. <text:s/>But it's a directed reply, so <text:span text:style-name="T6">the</text:span> requestor can ensure that the response will be processed on receipt.<text:change-end text:change-id="ct75655264"/><text:change-start text:change-id="ct75655104"/> Label end with a non-full CAN frame (though Io code sends those in the middle), if needed a zero-length frame.<text:change-end text:change-id="ct75655104"/><text:change-start text:change-id="ct316828288"/></text:p>
      <text:p text:style-name="P1"><text:change-end text:change-id="ct316828288"/><text:change text:change-id="ct756553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pecification<text:tab/>1</text:p>
          <text:p text:style-name="P20"><text:s/>2.1 Introduction<text:tab/>1</text:p>
          <text:p text:style-name="P20"><text:s/>2.2 Intended Use<text:tab/>1</text:p>
          <text:p text:style-name="P20"><text:s/>2.3 References and Context<text:tab/>2</text:p>
          <text:p text:style-name="P20"><text:s/>2.4 Message Format<text:tab/>2</text:p>
          <text:p text:style-name="P21"><text:s/>2.4.1 Message Type Indicators<text:tab/>2</text:p>
          <text:p text:style-name="P18"><text:s/>2.4.1.1 CAN MTI Considerations<text:tab/>5</text:p>
          <text:p text:style-name="P22"><text:s/>2.4.1.1.1 Addressed CAN MTIs<text:tab/>6</text:p>
          <text:p text:style-name="P22"><text:s/>2.4.1.1.2 Unaddressed CAN MTIs<text:tab/>7</text:p>
          <text:p text:style-name="P22"><text:s/>2.4.1.1.3 CAN Notes<text:tab/>7</text:p>
          <text:p text:style-name="P21"><text:s/>2.4.2 Message Content<text:tab/>7</text:p>
          <text:p text:style-name="P20"><text:s/>2.5 States<text:tab/>8</text:p>
          <text:p text:style-name="P20"><text:s/>2.6 Definition of Specific Messages<text:tab/>8</text:p>
          <text:p text:style-name="P21"><text:s/>2.6.1 Initialization Complete<text:tab/>8</text:p>
          <text:p text:style-name="P21"><text:s/>2.6.2 Verify Node ID<text:tab/>9</text:p>
          <text:p text:style-name="P21"><text:s/>2.6.3 Verified Node ID<text:tab/>9</text:p>
          <text:p text:style-name="P21"><text:s/>2.6.4 Optional Interaction Rejected<text:tab/>9</text:p>
          <text:p text:style-name="P21"><text:s/>2.6.5 Terminate Due to Error<text:tab/>10</text:p>
          <text:p text:style-name="P20"><text:s/>2.7 Interactions<text:tab/>11</text:p>
          <text:p text:style-name="P21"><text:s/>2.7.1 Node Initialization<text:tab/>11</text:p>
          <text:p text:style-name="P21"><text:s/>2.7.2 Node ID Detection<text:tab/>11</text:p>
          <text:p text:style-name="P18"><text:s/>2.7.2.1 Example: Node obtaining local alias from full node ID<text:tab/>11</text:p>
          <text:p text:style-name="P18"><text:s/>2.7.2.2 Example: Finding all nodes<text:tab/>11</text:p>
          <text:p text:style-name="P18"><text:s/>2.7.2.3 Example: Confirming that a specific node can still be reached<text:tab/>11</text:p>
          <text:p text:style-name="P21"><text:s/>2.7.3 Error Handling<text:tab/>12</text:p>
          <text:p text:style-name="P18"><text:soft-page-break/><text:s/>2.7.3.1 Reject Addressed Optional Interaction<text:tab/>12</text:p>
          <text:p text:style-name="P18"><text:s/>2.7.3.2 Reject Unaddressed Optional Interaction<text:tab/>12</text:p>
          <text:p text:style-name="P18"><text:s/>2.7.3.3 Reject Addressed Standard Interaction Due to Error<text:tab/>12</text:p>
          <text:p text:style-name="P21"><text:s/>2.7.4 Duplicate Node ID Discovery<text:tab/>13</text:p>
          <text:p text:style-name="P20"><text:s/>2.8 Delays and Timeouts<text:tab/>13</text:p>
          <text:p text:style-name="P19"><text:s/>3 Simple Node Protocol Subset<text:tab/>14</text:p>
          <text:p text:style-name="P20"><text:s/>3.1 Protocol Description<text:tab/>14</text:p>
          <text:p text:style-name="P21"><text:s/>3.1.1 Messages Transmitted<text:tab/>15</text:p>
          <text:p text:style-name="P21"><text:s/>3.1.2 Messages Received<text:tab/>15</text:p>
          <text:p text:style-name="P21"><text:s/>3.1.3 Messages Not Received<text:tab/>15</text:p>
          <text:p text:style-name="P19"><text:s/>4 Expansion<text:tab/>15</text:p>
          <text:p text:style-name="P20"><text:s/>4.1 Longer MTIs<text:tab/>15</text:p>
          <text:p text:style-name="P20"><text:s/>4.2 Longer Messages<text:tab/>1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28647424" text:id="ct328647424">
            <text:deletion>
              <office:change-info>
                <dc:creator>Bob Jacobsen</dc:creator>
                <dc:date>2010-10-08T17:22:00</dc:date>
              </office:change-info>
              <text:p text:style-name="MP1">NMRA Technical Note (number)</text:p>
            </text:deletion>
          </text:changed-region>
          <text:changed-region xml:id="ct328647664" text:id="ct328647664">
            <text:insertion>
              <office:change-info>
                <dc:creator>Bob Jacobsen</dc:creator>
                <dc:date>2010-10-08T17:22:00</dc:date>
              </office:change-info>
            </text:insertion>
          </text:changed-region>
        </text:tracked-changes>
        <text:p text:style-name="MP1"><draw:custom-shape text:anchor-type="char" draw:z-index="1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28647424"/><text:change-start text:change-id="ct328647664"/>OpenLCB Message Network Technical Note<text:change-end text:change-id="ct328647664"/></text:p>
      </style:header>
      <style:footer>
        <text:tracked-changes>
          <text:changed-region xml:id="ct864527808" text:id="ct864527808">
            <text:deletion>
              <office:change-info>
                <dc:creator>Bob Jacobsen</dc:creator>
                <dc:date>2010-10-08T17:23:00</dc:date>
              </office:change-info>
              <text:p text:style-name="Footer"><text:span text:style-name="MT2">Title</text:span><text:span text:style-name="MT3"><text:tab/></text:span></text:p>
            </text:deletion>
          </text:changed-region>
          <text:changed-region xml:id="ct864707328" text:id="ct864707328">
            <text:insertion>
              <office:change-info>
                <dc:creator>Bob Jacobsen</dc:creator>
                <dc:date>2011-07-23T20:10:00</dc:date>
              </office:change-info>
            </text:insertion>
          </text:changed-region>
          <text:changed-region xml:id="ct878058224" text:id="ct878058224">
            <text:format-change>
              <office:change-info>
                <dc:creator>Bob Jacobsen</dc:creator>
                <dc:date>2012-06-15T21:24:00</dc:date>
              </office:change-info>
            </text:format-change>
          </text:changed-region>
        </text:tracked-changes>
        <text:p text:style-name="Footer"><text:change text:change-id="ct864527808"/><text:change-start text:change-id="ct864707328"/><text:span text:style-name="Page_20_Number"><text:span text:style-name="MT4">Copyright 2011.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864707328"/><text:change-start text:change-id="ct878058224"/><text:span text:style-name="MT4"><text:tab/>Page </text:span><text:span text:style-name="Page_20_Number"><text:span text:style-name="MT4"><text:page-number text:select-page="current">1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6-15T21:27:32.99">6/15/2012</text:date></text:span></text:span><text:change-end text:change-id="ct878058224"/></text:p>
      </style:footer>
    </style:master-page>
    <style:master-page style:name="First_20_Page" style:display-name="First Page" style:page-layout-name="Mpm2" style:next-style-name="Standard">
      <style:header>
        <text:tracked-changes>
          <text:changed-region xml:id="ct316215392" text:id="ct316215392">
            <text:deletion>
              <office:change-info>
                <dc:creator>Bob Jacobsen</dc:creator>
                <dc:date>2010-10-07T21:46:00</dc:date>
              </office:change-info>
              <text:p text:style-name="MP6"><text:span text:style-name="MT5">NMRA TECHNICAL NOTES</text:span></text:p>
            </text:deletion>
          </text:changed-region>
          <text:changed-region xml:id="ct316215488" text:id="ct316215488">
            <text:insertion>
              <office:change-info>
                <dc:creator>Bob Jacobsen</dc:creator>
                <dc:date>2010-10-08T17:19:00</dc:date>
              </office:change-info>
            </text:insertion>
          </text:changed-region>
          <text:changed-region xml:id="ct316215584" text:id="ct316215584">
            <text:insertion>
              <office:change-info>
                <dc:creator>Bob Jacobsen</dc:creator>
                <dc:date>2010-10-08T18:28:00</dc:date>
              </office:change-info>
            </text:insertion>
          </text:changed-region>
          <text:changed-region xml:id="ct316459248" text:id="ct316459248">
            <text:deletion>
              <office:change-info>
                <dc:creator>Bob Jacobsen</dc:creator>
                <dc:date>2010-10-08T18:28:00</dc:date>
              </office:change-info>
              <text:p text:style-name="MP6">(title)</text:p>
            </text:deletion>
          </text:changed-region>
          <text:changed-region xml:id="ct316094016" text:id="ct316094016">
            <text:insertion>
              <office:change-info>
                <dc:creator>Bob Jacobsen</dc:creator>
                <dc:date>2010-10-08T18:28:00</dc:date>
              </office:change-info>
            </text:insertion>
          </text:changed-region>
          <text:changed-region xml:id="ct75639312" text:id="ct75639312">
            <text:deletion>
              <office:change-info>
                <dc:creator>Bob Jacobsen</dc:creator>
                <dc:date>2010-10-08T17:19:00</dc:date>
              </office:change-info>
              <text:p text:style-name="MP6">(date)</text:p>
            </text:deletion>
          </text:changed-region>
          <text:changed-region xml:id="ct76208896" text:id="ct76208896">
            <text:insertion>
              <office:change-info>
                <dc:creator>Bob Jacobsen</dc:creator>
                <dc:date>2010-10-14T08:43:00</dc:date>
              </office:change-info>
            </text:insertion>
          </text:changed-region>
          <text:changed-region xml:id="ct75732432" text:id="ct75732432">
            <text:deletion>
              <office:change-info>
                <dc:creator>Bob Jacobsen</dc:creator>
                <dc:date>2010-10-07T21:47:00</dc:date>
              </office:change-info>
              <text:p text:style-name="MP6">(number)</text:p>
            </text:deletion>
          </text:changed-region>
          <text:changed-region xml:id="ct317117568" text:id="ct317117568">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316215392"/><text:change-start text:change-id="ct316215488"/>OpenLCB <text:change-end text:change-id="ct316215488"/><text:change-start text:change-id="ct316215584"/>Technical Note<text:change-end text:change-id="ct31621558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316459248"/><text:change-start text:change-id="ct316094016"/>OpenLCB Message Network<text:change-end text:change-id="ct316094016"/></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75639312"/><text:change-start text:change-id="ct76208896"/><text:date style:data-style-name="N75" text:date-value="2012-06-15T21:27:32.99">Jun 15, 2012</text:date><text:change-end text:change-id="ct76208896"/></text:p>
            </table:table-cell>
            <table:table-cell table:style-name="Table1.C1" office:value-type="string">
              <text:p text:style-name="MP6"><text:change text:change-id="ct75732432"/><text:change-start text:change-id="ct317117568"/>Preliminary<text:change-end text:change-id="ct317117568"/></text:p>
            </table:table-cell>
          </table:table-row>
        </table:table>
        <text:p text:style-name="Header"/>
      </style:header>
      <style:footer>
        <text:tracked-changes>
          <text:changed-region xml:id="ct75872096" text:id="ct75872096">
            <text:deletion>
              <office:change-info>
                <dc:creator>Bob Jacobsen</dc:creator>
                <dc:date>2011-07-23T20:10:00</dc:date>
              </office:change-info>
              <text:p text:style-name="MP7"><text:span text:style-name="MT6">and A. Shepherd</text:span></text:p>
            </text:deletion>
          </text:changed-region>
          <text:changed-region xml:id="ct75710176" text:id="ct75710176">
            <text:deletion>
              <office:change-info>
                <dc:creator>Bob Jacobsen</dc:creator>
                <dc:date>2010-10-08T17:21:00</dc:date>
              </office:change-info>
              <text:p text:style-name="MP7"><text:span text:style-name="MT6">A. Robinson, </text:span></text:p>
            </text:deletion>
          </text:changed-region>
          <text:changed-region xml:id="ct75769584" text:id="ct75769584">
            <text:deletion>
              <office:change-info>
                <dc:creator>Bob Jacobsen</dc:creator>
                <dc:date>2011-07-23T20:10:00</dc:date>
              </office:change-info>
              <text:p text:style-name="MP7"><text:span text:style-name="MT6">, by J. Day, D. Harris, B. Jacobsen, </text:span></text:p>
            </text:deletion>
          </text:changed-region>
          <text:changed-region xml:id="ct75536752" text:id="ct75536752">
            <text:deletion>
              <office:change-info>
                <dc:creator>Bob Jacobsen</dc:creator>
                <dc:date>2010-10-07T21:47:00</dc:date>
              </office:change-info>
              <text:p text:style-name="MP7"><text:span text:style-name="MT6">90</text:span></text:p>
            </text:deletion>
          </text:changed-region>
          <text:changed-region xml:id="ct75769488" text:id="ct75769488">
            <text:deletion>
              <office:change-info>
                <dc:creator>Bob Jacobsen</dc:creator>
                <dc:date>2011-07-23T20:10:00</dc:date>
              </office:change-info>
              <text:p text:style-name="MP7"><text:span text:style-name="MT6">Copyright 20</text:span></text:p>
            </text:deletion>
          </text:changed-region>
          <text:changed-region xml:id="ct317115552" text:id="ct317115552">
            <text:insertion>
              <office:change-info>
                <dc:creator>Bob Jacobsen</dc:creator>
                <dc:date>2011-07-23T20:10:00</dc:date>
              </office:change-info>
            </text:insertion>
          </text:changed-region>
        </text:tracked-changes>
        <text:p text:style-name="MP7"><text:change text:change-id="ct75872096"/><text:change text:change-id="ct75710176"/><text:change text:change-id="ct75769584"/><text:change text:change-id="ct75536752"/><text:change text:change-id="ct75769488"/><text:change-start text:change-id="ct31711555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17115552"/><text:span text:style-name="MT6"><text:tab/></text:span><text:span text:style-name="MT7">Page </text:span><text:span text:style-name="Page_20_Number"><text:span text:style-name="MT7"><text:page-number text:select-page="current">11</text:page-number></text:span></text:span><text:span text:style-name="Page_20_Number"><text:span text:style-name="MT7"> of </text:span></text:span><text:span text:style-name="Page_20_Number"><text:span text:style-name="MT7"><text:page-count style:num-format="1">18</text:page-count></text:span></text:span><text:span text:style-name="Page_20_Number"><text:span text:style-name="MT7"> - </text:span></text:span><text:span text:style-name="Page_20_Number"><text:span text:style-name="MT7"><text:date style:data-style-name="N116" text:date-value="2012-06-15T21:27:32.99">6/15/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15</meta:editing-cycles>
    <meta:editing-duration>P1DT16H21M47S</meta:editing-duration>
    <meta:generator>OpenOffice.org/3.3$Unix OpenOffice.org_project/330m20$Build-9567</meta:generator>
    <dc:date>2012-06-15T21:27:33</dc:date>
    <dc:creator>Bob Jacobsen</dc:creator>
    <meta:keyword>OpenLCB-CAN Message Network</meta:keyword>
    <meta:document-statistic meta:table-count="10" meta:image-count="1" meta:object-count="0" meta:page-count="18" meta:paragraph-count="463" meta:word-count="5789" meta:character-count="33953"/>
    <meta:user-defined meta:name="Info 1"/>
    <meta:user-defined meta:name="Info 2"/>
    <meta:user-defined meta:name="Info 3"/>
    <meta:user-defined meta:name="Info 4"/>
  </office:meta>
</office:document-meta>
</file>